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0.7cm" svg:x="3.7cm" svg:y="1.1cm">
          <text:p text:style-name="P1"><text:span text:style-name="T1">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1cm" svg:x="3.7cm" svg:y="4.1cm">
          <text:p text:style-name="P1"><text:span text:style-name="T1">Wait for</text:span></text:p>
          <text:p text:style-name="P1"><text:span text:style-name="T1">players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11" draw:id="id11" draw:layer="layout" svg:x1="4.7cm" svg:y1="1.8cm" svg:x2="4.7cm" svg:y2="4.1cm" draw:start-shape="id1" draw:start-glue-point="2" draw:end-shape="id2" draw:end-glue-point="0" svg:d="m4700 1800v2300" svg:viewBox="0 0 1 2301">
          <text:p/>
        </draw:connector>
        <draw:frame draw:style-name="gr3" draw:text-style-name="P3" draw:layer="layout" svg:width="2.1cm" svg:height="0.603cm" svg:x="2.6cm" svg:y="1.997cm">
          <draw:text-box>
            <text:p><text:span text:style-name="T1">New game</text:span></text:p>
          </draw:text-box>
        </draw:frame>
        <draw:custom-shape draw:style-name="gr1" draw:text-style-name="P2" xml:id="id4" draw:id="id4" draw:layer="layout" svg:width="2cm" svg:height="1cm" svg:x="8.2cm" svg:y="8.95cm">
          <text:p text:style-name="P1"><text:span text:style-name="T1">Deal ca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.7cm" svg:x="3.7cm" svg:y="8.6cm">
          <text:p text:style-name="P1"><text:span text:style-name="T1">Table f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1.299cm" svg:x1="3.7cm" svg:y1="9.45cm" svg:x2="3.7cm" svg:y2="4.6cm" draw:start-shape="id3" draw:start-glue-point="5" draw:end-shape="id2" draw:end-glue-point="3" svg:d="m3700 9450h-1800v-4850h1800" svg:viewBox="0 0 1801 4851">
          <text:p/>
        </draw:connector>
        <draw:custom-shape draw:style-name="gr1" draw:text-style-name="P2" xml:id="id5" draw:id="id5" draw:layer="layout" svg:width="2cm" svg:height="1cm" svg:x="12.3cm" svg:y="8.95cm">
          <text:p text:style-name="P1"><text:span text:style-name="T1">Handshak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cm" svg:y1="9.45cm" svg:x2="12.3cm" svg:y2="9.45cm" draw:start-shape="id4" draw:start-glue-point="1" draw:end-shape="id5" draw:end-glue-point="3" svg:d="m10200 9450h2100" svg:viewBox="0 0 2101 1">
          <text:p/>
        </draw:connector>
        <draw:custom-shape draw:style-name="gr1" draw:text-style-name="P2" xml:id="id6" draw:id="id6" draw:layer="layout" svg:width="2cm" svg:height="1cm" svg:x="3.7cm" svg:y="11.6cm">
          <text:p text:style-name="P1"><text:span text:style-name="T1">Ask for bi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3cm" svg:y1="9.95cm" svg:x2="5.7cm" svg:y2="12.1cm" draw:start-shape="id5" draw:start-glue-point="2" draw:end-shape="id6" draw:end-glue-point="1" svg:d="m13300 9950v2150h-7600" svg:viewBox="0 0 7601 2151">
          <text:p/>
        </draw:connector>
        <draw:custom-shape draw:style-name="gr1" draw:text-style-name="P2" xml:id="id8" draw:id="id8" draw:layer="layout" svg:width="2cm" svg:height="1.7cm" svg:x="3.7cm" svg:y="17.9cm">
          <text:p text:style-name="P1"><text:span text:style-name="T1">All bid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5.5cm" svg:y1="15.85cm" svg:x2="4.7cm" svg:y2="17.9cm" draw:start-shape="id7" draw:start-glue-point="5" draw:end-shape="id8" draw:end-glue-point="4" svg:d="m5500 15850h-800v2050" svg:viewBox="0 0 801 2051">
          <text:p/>
        </draw:connector>
        <draw:connector draw:style-name="gr2" draw:text-style-name="P1" draw:layer="layout" draw:line-skew="-1.299cm" svg:x1="3.7cm" svg:y1="18.75cm" svg:x2="3.7cm" svg:y2="12.1cm" draw:start-shape="id8" draw:start-glue-point="5" draw:end-shape="id6" svg:d="m3700 18750h-1800v-6650h1800" svg:viewBox="0 0 1801 6651">
          <text:p/>
        </draw:connector>
        <draw:frame draw:style-name="gr4" draw:text-style-name="P3" draw:layer="layout" svg:width="1cm" svg:height="0.603cm" svg:x="2cm" svg:y="8.9cm">
          <draw:text-box>
            <text:p><text:span text:style-name="T1">No</text:span></text:p>
          </draw:text-box>
        </draw:frame>
        <draw:frame draw:style-name="gr4" draw:text-style-name="P3" draw:layer="layout" svg:width="1.5cm" svg:height="0.603cm" svg:x="5.7cm" svg:y="8.8cm">
          <draw:text-box>
            <text:p><text:span text:style-name="T1">Yes</text:span></text:p>
          </draw:text-box>
        </draw:frame>
        <draw:custom-shape draw:style-name="gr1" draw:text-style-name="P2" xml:id="id10" draw:id="id10" draw:layer="layout" svg:width="2cm" svg:height="1cm" svg:x="12cm" svg:y="4.1cm">
          <text:p text:style-name="P1"><text:span text:style-name="T1">Ask for </text:span></text:p>
          <text:p text:style-name="P1"><text:span text:style-name="T1">identi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cm" svg:y1="4.6cm" svg:x2="8.5cm" svg:y2="4.6cm" draw:start-shape="id2" draw:start-glue-point="1" draw:end-shape="id9" draw:end-glue-point="3" svg:d="m5700 4600h2800" svg:viewBox="0 0 2801 1">
          <text:p/>
        </draw:connector>
        <draw:connector draw:style-name="gr2" draw:text-style-name="P1" draw:layer="layout" draw:line-skew="0.199cm" svg:x1="14cm" svg:y1="4.6cm" svg:x2="4.7cm" svg:y2="2.95cm" draw:start-shape="id10" draw:start-glue-point="1" draw:end-shape="id11" draw:end-glue-point="0" svg:d="m14000 4600h700v-1650h-10000" svg:viewBox="0 0 10001 1651">
          <text:p/>
        </draw:connector>
        <draw:connector draw:style-name="gr2" draw:text-style-name="P1" draw:layer="layout" svg:x1="4.7cm" svg:y1="5.1cm" svg:x2="4.7cm" svg:y2="8.6cm" draw:start-shape="id2" draw:start-glue-point="2" draw:end-shape="id3" draw:end-glue-point="4" svg:d="m4700 5100v3500" svg:viewBox="0 0 1 3501">
          <text:p/>
        </draw:connector>
        <draw:custom-shape draw:style-name="gr1" draw:text-style-name="P2" draw:layer="layout" svg:width="2cm" svg:height="1cm" svg:x="3.7cm" svg:y="6.4cm">
          <text:p text:style-name="P1"><text:span text:style-name="T1">Add player</text:span></text:p>
          <text:p text:style-name="P1"><text:span text:style-name="T1">to the tabl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cm" svg:height="0.603cm" svg:x="6cm" svg:y="4cm">
          <draw:text-box>
            <text:p><text:span text:style-name="T1">New player</text:span></text:p>
          </draw:text-box>
        </draw:frame>
        <draw:frame draw:style-name="gr3" draw:text-style-name="P3" draw:layer="layout" svg:width="4.8cm" svg:height="0.603cm" svg:x="4.7cm" svg:y="5.5cm">
          <draw:text-box>
            <text:p><text:span text:style-name="T1">Identity received</text:span></text:p>
          </draw:text-box>
        </draw:frame>
        <draw:custom-shape draw:style-name="gr1" draw:text-style-name="P2" xml:id="id9" draw:id="id9" draw:layer="layout" svg:width="2cm" svg:height="1cm" svg:x="8.5cm" svg:y="4.1cm">
          <text:p text:style-name="P1"><text:span text:style-name="T1">Assign UUI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4.6cm" svg:x2="12cm" svg:y2="4.6cm" draw:start-shape="id9" draw:start-glue-point="1" draw:end-shape="id10" draw:end-glue-point="3" svg:d="m10500 4600h1500" svg:viewBox="0 0 1501 1">
          <text:p/>
        </draw:connector>
        <draw:frame draw:style-name="gr5" draw:text-style-name="P3" draw:layer="layout" svg:width="5.5cm" svg:height="1.5cm" svg:x="11.8cm" svg:y="5.7cm">
          <draw:text-box>
            <text:p><text:span text:style-name="T1">The handshake state waits for all the clients to send an aknowledge to the server</text:span></text:p>
          </draw:text-box>
        </draw:frame>
        <draw:custom-shape draw:style-name="gr1" draw:text-style-name="P2" xml:id="id12" draw:id="id12" draw:layer="layout" svg:width="2cm" svg:height="1cm" svg:x="13.9cm" svg:y="18.25cm">
          <text:p text:style-name="P1"><text:span text:style-name="T1">Show do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1cm" svg:x="17.6cm" svg:y="18.25cm">
          <text:p text:style-name="P1"><text:span text:style-name="T1">Handshak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9cm" svg:y1="18.75cm" svg:x2="17.6cm" svg:y2="18.75cm" draw:start-shape="id12" draw:start-glue-point="1" draw:end-shape="id13" draw:end-glue-point="3" svg:d="m15900 18750h1700" svg:viewBox="0 0 1701 1">
          <text:p/>
        </draw:connector>
        <draw:connector draw:style-name="gr2" draw:text-style-name="P1" xml:id="id21" draw:id="id21" draw:layer="layout" svg:x1="5.7cm" svg:y1="18.75cm" svg:x2="9.6cm" svg:y2="18.75cm" draw:start-shape="id8" draw:start-glue-point="7" draw:end-shape="id14" draw:end-glue-point="5" svg:d="m5700 18750h3900" svg:viewBox="0 0 3901 1">
          <text:p/>
        </draw:connector>
        <draw:frame draw:style-name="gr4" draw:text-style-name="P3" draw:layer="layout" svg:width="1.5cm" svg:height="0.603cm" svg:x="5.9cm" svg:y="18.2cm">
          <draw:text-box>
            <text:p><text:span text:style-name="T1">Yes</text:span></text:p>
          </draw:text-box>
        </draw:frame>
        <draw:frame draw:style-name="gr4" draw:text-style-name="P3" draw:layer="layout" svg:width="1.5cm" svg:height="0.603cm" svg:x="2.1cm" svg:y="18.1cm">
          <draw:text-box>
            <text:p><text:span text:style-name="T1">No</text:span></text:p>
          </draw:text-box>
        </draw:frame>
        <draw:connector draw:style-name="gr2" draw:text-style-name="P1" draw:layer="layout" svg:x1="10.6cm" svg:y1="19.6cm" svg:x2="10.6cm" svg:y2="21.9cm" draw:start-shape="id14" draw:start-glue-point="6" draw:end-shape="id15" draw:end-glue-point="0" svg:d="m10600 19600v2300" svg:viewBox="0 0 1 2301">
          <text:p/>
        </draw:connector>
        <draw:custom-shape draw:style-name="gr1" draw:text-style-name="P2" xml:id="id15" draw:id="id15" draw:layer="layout" svg:width="2cm" svg:height="1cm" svg:x="9.6cm" svg:y="21.9cm">
          <text:p text:style-name="P1"><text:span text:style-name="T1">Start dea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6cm" svg:y1="18.75cm" svg:x2="13.9cm" svg:y2="18.75cm" draw:start-shape="id14" draw:start-glue-point="7" draw:end-shape="id12" svg:d="m11600 18750h2300" svg:viewBox="0 0 2301 1">
          <text:p/>
        </draw:connector>
        <draw:frame draw:style-name="gr4" draw:text-style-name="P3" draw:layer="layout" svg:width="2.7cm" svg:height="0.603cm" svg:x="11.2cm" svg:y="17.897cm">
          <draw:text-box>
            <text:p><text:span text:style-name="T1">Take or guard</text:span></text:p>
          </draw:text-box>
        </draw:frame>
        <draw:frame draw:style-name="gr4" draw:text-style-name="P3" draw:layer="layout" svg:width="4cm" svg:height="0.603cm" svg:x="6.6cm" svg:y="19.797cm">
          <draw:text-box>
            <text:p><text:span text:style-name="T1">Guard without or against</text:span></text:p>
          </draw:text-box>
        </draw:frame>
        <draw:custom-shape draw:style-name="gr1" draw:text-style-name="P2" xml:id="id16" draw:id="id16" draw:layer="layout" svg:width="2cm" svg:height="1.1cm" svg:x="14cm" svg:y="21.3cm">
          <text:p text:style-name="P1"><text:span text:style-name="T1">Build</text:span></text:p>
          <text:p text:style-name="P1"><text:span text:style-name="T1">discar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cm" svg:height="1.7cm" svg:x="9.6cm" svg:y="17.9cm">
          <text:p text:style-name="P1"><text:span text:style-name="T1">Bid resul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0.85cm" svg:x1="10.6cm" svg:y1="17.9cm" svg:x2="9.2cm" svg:y2="8.95cm" draw:start-shape="id14" draw:start-glue-point="4" draw:end-shape="id4" draw:end-glue-point="0" svg:d="m10600 17900v-3125h101v-6326h-1501v501" svg:viewBox="0 0 1502 9452">
          <text:p/>
        </draw:connector>
        <draw:connector draw:style-name="gr2" draw:text-style-name="P1" draw:layer="layout" svg:x1="5.7cm" svg:y1="9.45cm" svg:x2="8.2cm" svg:y2="9.45cm" draw:start-shape="id3" draw:start-glue-point="7" draw:end-shape="id4" draw:end-glue-point="3" svg:d="m5700 9450h2500" svg:viewBox="0 0 2501 1">
          <text:p/>
        </draw:connector>
        <draw:frame draw:style-name="gr4" draw:text-style-name="P3" draw:layer="layout" svg:width="5.6cm" svg:height="0.603cm" svg:x="10.3cm" svg:y="15.5cm">
          <draw:text-box>
            <text:p><text:span text:style-name="T1">All the players have passed</text:span></text:p>
          </draw:text-box>
        </draw:frame>
        <draw:connector draw:style-name="gr2" draw:text-style-name="P1" draw:layer="layout" svg:x1="18.6cm" svg:y1="19.25cm" svg:x2="15cm" svg:y2="21.3cm" draw:start-shape="id13" draw:start-glue-point="2" draw:end-shape="id16" draw:end-glue-point="0" svg:d="m18600 19250v1025h-3600v1025" svg:viewBox="0 0 3601 2051">
          <text:p/>
        </draw:connector>
        <draw:custom-shape draw:style-name="gr1" draw:text-style-name="P2" xml:id="id19" draw:id="id19" draw:layer="layout" svg:width="2cm" svg:height="1.7cm" svg:x="3.8cm" svg:y="24cm">
          <text:p text:style-name="P1"><text:span text:style-name="T1">Wait for</text:span></text:p>
          <text:p text:style-name="P1"><text:span text:style-name="T1">ca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7" draw:id="id17" draw:layer="layout" svg:width="2cm" svg:height="1cm" svg:x="6.7cm" svg:y="21.9cm">
          <text:p text:style-name="P1"><text:span text:style-name="T1">Handshak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6cm" svg:y1="22.4cm" svg:x2="8.7cm" svg:y2="22.4cm" draw:start-shape="id15" draw:start-glue-point="3" draw:end-shape="id17" draw:end-glue-point="1" svg:d="m9600 22400h-900" svg:viewBox="0 0 901 1">
          <text:p/>
        </draw:connector>
        <draw:custom-shape draw:style-name="gr1" draw:text-style-name="P2" xml:id="id18" draw:id="id18" draw:layer="layout" svg:width="2cm" svg:height="1cm" svg:x="3.8cm" svg:y="21.9cm">
          <text:p text:style-name="P1"><text:span text:style-name="T1">Ask player</text:span></text:p>
          <text:p text:style-name="P1"><text:span text:style-name="T1">for a car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cm" svg:height="1cm" svg:x="9.6cm" svg:y="24.4cm">
          <text:p text:style-name="P1"><text:span text:style-name="T1">Ask player</text:span></text:p>
          <text:p text:style-name="P1"><text:span text:style-name="T1">for a handl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cm" svg:y1="22.9cm" svg:x2="4.8cm" svg:y2="24cm" draw:start-shape="id18" draw:start-glue-point="2" draw:end-shape="id19" draw:end-glue-point="4" svg:d="m4800 22900v1100" svg:viewBox="0 0 1 1101">
          <text:p/>
        </draw:connector>
        <draw:custom-shape draw:style-name="gr1" draw:text-style-name="P2" draw:layer="layout" svg:width="2cm" svg:height="1.7cm" svg:x="10.2cm" svg:y="26.4cm">
          <text:p text:style-name="P1"><text:span text:style-name="T1">Wait for</text:span></text:p>
          <text:p text:style-name="P1"><text:span text:style-name="T1">ca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0" draw:id="id20" draw:layer="layout" svg:width="2cm" svg:height="1.7cm" svg:x="6.7cm" svg:y="24.1cm">
          <text:p text:style-name="P1"><text:span text:style-name="T1">First tur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.7cm" svg:y1="22.9cm" svg:x2="7.7cm" svg:y2="24.1cm" draw:start-shape="id17" draw:start-glue-point="2" draw:end-shape="id20" draw:end-glue-point="4" svg:d="m7700 22900v1200" svg:viewBox="0 0 1 1201">
          <text:p/>
        </draw:connector>
        <draw:custom-shape draw:style-name="gr1" draw:text-style-name="P2" xml:id="id22" draw:id="id22" draw:layer="layout" svg:width="2cm" svg:height="1cm" svg:x="3.7cm" svg:y="13.6cm">
          <text:p text:style-name="P1"><text:span text:style-name="T1">Show bi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cm" svg:height="1.7cm" svg:x="5.5cm" svg:y="15cm">
          <text:p text:style-name="P1"><text:span text:style-name="T1">Sla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.5cm" svg:y1="16.7cm" svg:x2="7.65cm" svg:y2="18.75cm" draw:start-shape="id7" draw:start-glue-point="6" draw:end-shape="id21" draw:end-glue-point="0" svg:d="m6500 16700v951h1150v1099" svg:viewBox="0 0 1151 2051">
          <text:p/>
        </draw:connector>
        <draw:connector draw:style-name="gr2" draw:text-style-name="P1" draw:layer="layout" svg:x1="4.7cm" svg:y1="12.6cm" svg:x2="4.7cm" svg:y2="13.6cm" draw:start-shape="id6" draw:start-glue-point="2" draw:end-shape="id22" draw:end-glue-point="0" svg:d="m4700 12600v1000" svg:viewBox="0 0 1 1001">
          <text:p/>
        </draw:connector>
        <draw:custom-shape draw:style-name="gr1" draw:text-style-name="P2" xml:id="id23" draw:id="id23" draw:layer="layout" svg:width="2cm" svg:height="1cm" svg:x="7.4cm" svg:y="13.6cm">
          <text:p text:style-name="P1"><text:span text:style-name="T1">Handshak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cm" svg:y1="14.1cm" svg:x2="7.4cm" svg:y2="14.1cm" draw:start-shape="id22" draw:start-glue-point="1" draw:end-shape="id23" draw:end-glue-point="3" svg:d="m5700 14100h1700" svg:viewBox="0 0 1701 1">
          <text:p/>
        </draw:connector>
        <draw:connector draw:style-name="gr2" draw:text-style-name="P1" draw:layer="layout" svg:x1="8.4cm" svg:y1="14.6cm" svg:x2="7.5cm" svg:y2="15.85cm" draw:start-shape="id23" draw:start-glue-point="2" draw:end-shape="id7" draw:end-glue-point="7" svg:d="m8400 14600v1250h-900" svg:viewBox="0 0 901 1251">
          <text:p/>
        </draw:connector>
        <draw:frame draw:style-name="gr4" draw:text-style-name="P3" draw:layer="layout" svg:width="1.5cm" svg:height="0.603cm" svg:x="6.6cm" svg:y="17.1cm">
          <draw:text-box>
            <text:p><text:span text:style-name="T1">Yes</text:span></text:p>
          </draw:text-box>
        </draw:frame>
        <draw:frame draw:style-name="gr4" draw:text-style-name="P3" draw:layer="layout" svg:width="1.5cm" svg:height="0.603cm" svg:x="4.5cm" svg:y="15.297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5T10:27:02.16</meta:creation-date>
    <dc:date>2014-06-06T16:21:51.66</dc:date>
    <meta:editing-duration>PT21H21M1S</meta:editing-duration>
    <meta:editing-cycles>22</meta:editing-cycles>
    <meta:generator>LibreOffice/4.0.5.2$Windows_x86 LibreOffice_project/5464147a081647a250913f19c0715bca595af2f</meta:generator>
    <meta:document-statistic meta:object-count="61"/>
  </office:meta>
</office:document-meta>
</file>